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First_20_line_20_indent">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Победный клич</text:h>
      <text:p text:style-name="First_20_line_20_indent">Они опять приближались. Три человека и эта мерзкая псина. О, как он ее ненавидит! Губы волка непроизвольно приподнялись, и он зловеще оскалился. Он знал, что в покое его не оставят. Убийство своих животных люди не прощают. Но он обязан как-то кормить себя и свою семью, которая совсем недавно увеличилась еще на шесть маленьких волчат. С тех пор как лес перестал быть заповедным, зверей в нем стало гораздо меньше, чем прежде. Кроме того, еще и туристы… Ни одно животное не появляется там, где они были, в течение многих дней. Если раньше после них оставались огрызки и мелкий мусор, то теперь они оставляли за собой какие-то несъедобные вещи, от которых веяло опасностью. Он и сам видел, как однажды на одну такую вещь сел воробей и тут же свалился мертвым. Его нетронутый трупик потом еще долго валялся рядом. Даже мухи не подлетали близко.</text:p>
      <text:p text:style-name="First_20_line_20_indent">Он, дикий волк без имени, еще раз принюхался. Ветерок донес до него запах людей. Они шли к нему. Старый мастифф, загрызший на своем веку немало диких сородичей, вел их по следу, как если бы шел по прямой, никуда не сворачивающей тропе. Дикий медленно уходил. Он специально не спешил. Главное было увести преследователей от норы, а избавиться от них он бы смог.</text:p>
      <text:p text:style-name="First_20_line_20_indent">Петляя мимо знакомых пней и кустов, он почти не принюхивался. Его инстинкты действовали независимо от него. Как каждое живое существо с момента своего рождения умеет дышать, так и он ощущал окружающий мир помимо своего желания. Аромат зелени в целом и каждого астения в отдельности, запах птиц и немногих животных, неясный лесной шум, шорох листвы под змеей, писк птенцов в гнезде – ничто не проходило мимо него. Волк приостановился. Он стоял на небольшой полянке и ждал. Наконец, ветви раскидистых невысоких деревьев раздвинулись. Вперед выбежала собака и, заметив волка, завыла и встала в стойку. За ней появились и охотники. они заговорили друг с другом на своем языке. Дикий знал его, но не понимал. Звуки голоса были ему привычны. Чуть глуховатый выговор людей – тоже.</text:p>
      <text:p text:style-name="First_20_line_20_indent">Дикий оскалился. Напрягая все мышцы, он готов был в любой момент отпрыгнуть в сторону и броситься на врага, но было не время... После долгих с точки зрения волка переговоров, один из людей поднял палку, которую до этого нес на плече и прицелился. Дикий знал, что стоит человеку взять в руки такую вот палку, которая издавала громкие звуки, как оттуда вылетал огонь и маленький камень, который очень быстро летит и может убить, как он, человек, становится гораздо беспечнее и самоувереннее, но и опаснее. Поэтому волк отскочил в сторону. Когда человек с палкой снова повернулся к нему, зверь вновь повторил свой маневр.</text:p>
      <text:p text:style-name="First_20_line_20_indent">Если бы разум волка был совершеннее, то он рассмеялся бы, ведь логово осталось далеко отсюда, в безопасности. Перед его мысленным взором промелькнула волчица и детеныши. Волна нежности нахлынула на него. Он себя сегодня странно чувствовал, как будто кто-то посторонний был в нем. Конечности, чувства были те же, что и всегда, но какая-то тень чуждости делала их не совсем привычными. Но размышлять об этом он не мог, ведь он же был всего-навсего волк. Дикий, опытный, сильный волк.</text:p>
      <text:p text:style-name="First_20_line_20_indent">Тогда охотники спустили собаку. Давно уже рвавшийся в драку пес бросился на врага. Волк был готов к этому и стремительному нападению противопоставил отход в сторону и укус в холку, то есть загривок противника. Пес закрутился на месте, стараясь достать волка, но тот все время оказывался в стороне и сверху. Пес покатился по земле, но и Дикий был на чеку. Он отцепился, а когда увидел, открытое горло врага, немедленно вцепился в него. Хлынувшая кровь залила бока и морды обоих животных. Но мастифф был обречен. Он боролся еще некоторое время, затем затих. Волк лежал рядом, оба не двигались.</text:p>
      <text:p text:style-name="First_20_line_20_indent"><text:soft-page-break/>Охотники снова о чем-то переговорили и осторожно подошли к животным. Тот, что был с ружьем, носком сапога потрогал собаку, но та не пошевелилась. Он огорченно вздохнул и, положив ружье, склонился над волком. Другой стоял поблизости. Первый человек достал из сапога нож и уже поднес его к волку, как тот, словно дьявол, внезапно ожив, извернулся и бросился всем телом вперед. От неожиданности тот, что был с ножом, упал. А второй, оставшись<text:tab/> без оружия, бросился в лес. Волк подскочил к упавшему на спину человеку и, встав на задние лапы, уперся передними в его грудь. Дикий посмотрел охотнику в глаза. В их черной глубине затаился страх. Запах страха бил в ноздри, а лоб человека был весь в испарине. Волк только тихо рыкнул и оскалился, а затем, когда человек в испуге закрыл глаза, резко развернулся и бросился в лесную чащу.</text:p>
      <text:p text:style-name="First_20_line_20_indent">Второй охотник остановился метрах в пятидесяти от поляны. Он не слышал криков, но не сомневался, что его товарищ погиб. Сердце его бешено стучало, и он глубоко дышал, чтобы восстановить нормальное дыхание и пульс. Он принялся осматриваться, когда вдруг вдалеке послышался вой. Затем ближе, справа, спереди и слева. Охотником опять завладел страх. Не чуя ног, он бросился прочь от этого ужасного воя. Испуганный человек, бегущий по лесу, представляет собой жалкое зрелище. То и дело спотыкаясь, цепляясь одеждой и руками за кусты и тонкие сучья, он все бежал и бежал, чувствуя спиной, как волк подбирается к нему все ближе и ближе. Иногда вой раздавался не только сзади, но и немного сбоку, тогда человек испуганно шарахался в сторону и снова бежал и бежал. Наконец, перепрыгнув через поваленную молодую елочку, он выбежал на освещенную солнцем поляну, и тут же вой затих. Человек обернулся. Над стволом дерева сразу же появился волк. Склонив голову на бок, он молчаливо и заинтересованно смотрел на человека. Охотник почувствовал, как его ноги проваливаются сквозь землю. Трясина! Волк, преследуя своего врага, загнал его в болото.</text:p>
      <text:p text:style-name="First_20_line_20_indent">Дикий посмотрел немного на пытающегося вылезти человека, а затем молчаливой тенью скрылся в зарослях. Человек с досадой выругался и, ударив кулаком по сидящей рядом лягушке, продолжил свои безнадежные попытки освободиться.</text:p>
      <text:p text:style-name="First_20_line_20_indent"/>
      <text:p text:style-name="First_20_line_20_indent">Дикий ласково оглядел свое семейство. Недавно задранный им дикий козленок обеспечил их едой, и теперь сытые и довольные волчата весело резвились у входа в логово. Сама норма была очень удобной. Сделанная на солнечной стороне небольшого холма, окруженного со всех сторон кустами, она черной дырой уходила вглубь. Туннель, не слишком узкий, но и не очень широкий, вел в просторную пещеру, где на мягкой подстилке и отдыхало семейство.</text:p>
      <text:p text:style-name="First_20_line_20_indent">Волк ласково потрепал холку своей подруги. Яркое солнце разморило его, и он заснул. Только волчата шустро бегали вокруг, натыкаясь иногда на своего папашу. А волчица следила, чтобы никто не ушел слишком далеко. В волчьем логове царили покой и идиллия.</text:p>
      <text:p text:style-name="First_20_line_20_indent"/>
      <text:p text:style-name="First_20_line_20_indent">Дело шло к вечеру. Солнце уже низко висело над лесом. Тени деревьев все ближе и ближе подступали к норе. Под их густыми ветвями уже царил мрак. Дикий уходил на охоту. От голода он еще острее ощущал лес и его обитателей. Вечер набирал силу, и в вершинах, как всегда в это время, шумел легкий ветерок. Дневные обитатели ложились спать, а на смену им вставали ночные жители. Подала голос сова, в ветвях пробежала ласка. Постепенно темнело.</text:p>
      <text:p text:style-name="First_20_line_20_indent">И тут вдруг Дикий почувствовал тревожный запах. Пахло волком, но чужим. Этот уголок леса всегда принадлежал ему, а теперь на него вторгся чужак. Тень ярости налегла на его глаза. Предстоял бой. Что бы то ни стало, он выдворит чужака. Или умрет...</text:p>
      <text:p text:style-name="First_20_line_20_indent"><text:soft-page-break/>След был отчетливый, свежий. Дикий бросился за соперником. Вот и его хвост...</text:p>
      <text:p text:style-name="First_20_line_20_indent">Почуяв хозяина территории, чужак резко развернулся и принял боевую стойку. Дикий прыгнул. Чужак зарычал и тоже прыгнул. Два тела столкнулись грудью в воздухе, и на землю упал комок из извивающихся хвостов, шерсти и клыков. Даже птицы вблизи замолкли. Клубок из тел распался на миг, затем волки снова набросились друг на друга. Только через десять минут, когда окончательно стемнело, бой был закончен.</text:p>
      <text:p text:style-name="First_20_line_20_indent">Весь в крови, израненный хозяин территории отполз от врага. Он принялся вылизывать свои раны. Враг был мертв. Не глядя больше на поверженного противника, Дикий кое-как поковылял в сторону логова. Там он надеялся излечиться и отдохнуть. Когда до норы оставалось метров двадцать, он резко остановился. Пахло двуногими. Медленно пробираясь вперед. Он прошел через полосу примятой травы, через поломанный кустарник. Возле самой норы волк остановился. Разрытое, разоренное жилище. И ни следа волчицы и детенышей. Только следы двуногих вели в сторону деревни... Кое-как, припадая на все четыре лапы, Дикий забрался на вершину холма. Он посмотрел на ярко-красноватую луну и завыл... Этот тоскливый вой еще долго разносился по окрестностям. Заслышав его, люди покрепче запирали двери, а собаки жалобно скулили и забивались в конуру, предчувствуя скорую встречу.</text:p>
      <text:p text:style-name="First_20_line_20_indent"/>
      <text:p text:style-name="First_20_line_20_indent">Мак Роббинс молча смотрел на останки овцы и мысленно почесывал затылок. С тех пор как Дулисоны принесли из леса волчье семейство, совсем житья не стало от волков. Люди говорили, это самец мстит, и Мак склонен был этому верить. Похоже было, что действовал только один хищник.</text:p>
      <text:p text:style-name="First_20_line_20_indent">Подошел Брэгстон. Не проронив ни слова, он остановился рядом, молча смотря на труп бедного животного. Роббинс заговорил первым.</text:p>
      <text:p text:style-name="First_20_line_20_indent">- Черт бы побрал этого волка! Добрался-таки и до нас.</text:p>
      <text:p text:style-name="First_20_line_20_indent">- М-да! Разозлился он, рассвирепел. Раньше, бывало, навестит кого раза два в месяц, да и то утащит больное животное, а теперь...</text:p>
      <text:p text:style-name="First_20_line_20_indent">- Каждую ночь по новой жертве. Скольких он у тебя побил?</text:p>
      <text:p text:style-name="First_20_line_20_indent">- Голов пять точно. А ведь все с Дулисонов пошло, с тех пор как они...</text:p>
      <text:p text:style-name="First_20_line_20_indent">- Да, вот и я о том же думаю. Кстати, ты заметил, у них ничего не произошло. Эта тварь избегает их.</text:p>
      <text:p text:style-name="First_20_line_20_indent">- Умный! – уважительно произнес Брэгстон и грязно выругался.</text:p>
      <text:p text:style-name="First_20_line_20_indent">- Может, стоит устроить облаву?</text:p>
      <text:p text:style-name="First_20_line_20_indent">- Видно, придется. Завтра же схожу к шерифу.</text:p>
      <text:p text:style-name="First_20_line_20_indent">Они простились.</text:p>
      <text:p text:style-name="First_20_line_20_indent">Мак постоял еще немного, глубоко вдыхая чистый ночной воздух, любуясь луной, ярким блином повисшей в безоблачном темно-синем небе, и слушая негромкое стрекотание каких-то насекомых. Минут через десять, насладившись прелестями ночи, он зашел в дом. Из кустов напротив вынырнула тень, подошла к забытой на дорожке овце, постояла немного, а затем неспешно затрусила к лесу.</text:p>
      <text:p text:style-name="First_20_line_20_indent"/>
      <text:p text:style-name="First_20_line_20_indent"><text:soft-page-break/>Духота. Вот как кратко охарактеризовали этот день те, кто вышли, чтобы зажать волка, чтобы избавит себя от постоянных переживаний <text:s/>и мучительных ожиданий, к кому же он нагрянет сегодня.</text:p>
      <text:p text:style-name="First_20_line_20_indent">Цепочка из двадцати человек растянулась почти на полторы сотни метров. Кто вооружился ружьем, кто просто дубиной; все были настроены мрачно и воинственно. Но чем дальше они углублялись в лес, тем нерешительнее они становились, тем медленнее и со все большей неохотой шли они вперед.</text:p>
      <text:p text:style-name="First_20_line_20_indent">Волк лежал в двух метрах от разоренного логова. Голова его лежала на лапах, глаза были закрыты. В таком положении его можно было принять за старого пса, уснувшего под нагоняющим зной солнцем. Если бы не чуткие, напряженные уши да окрас, иллюзия была бы полной.</text:p>
      <text:p text:style-name="First_20_line_20_indent">Мысли его были пусты. Потеряв семью, он не испытал шока. Он даже не знал, что это такое. То, что он убивал животных, не нуждаясь в пище, объяснялось не чувством мести, Его рассудок, если он и существовал, был холоден и ясен. Волк просто знал, что так надо поступать. Забредая ночью в городок, он не преследовал какой-то определенной цели, лапы сами сворачивали к дому новой жертвы. Охваченный на миг вспышкой ярости, он убивал животное, но не испытывая голода, оставлял его.</text:p>
      <text:p text:style-name="First_20_line_20_indent">Он был сыт и бодр. До ночи оставалось еще много времени, и волк мог позволить себе отдохнуть.</text:p>
      <text:p text:style-name="First_20_line_20_indent">Внезапно неподалеку хрустнула ветка. тут же обманчивое, напускное спокойствие исчезло, и мирно дремлющий зверь мгновенно преобразился в смертельную боевую машину, способную на все. Замерев на секунду, он сделал прыжок в сторону и, насторожившись, прислушался и принюхался. Легкий порыв ветра донес до него запах человека.</text:p>
      <text:p text:style-name="First_20_line_20_indent">Волк отбежал от своего убежища и стал медленно пробираться навстречу человеку. Тот был не один. Цепочка людей, почти все с ружьями, приближалась через кустарник, широкой полосой протянувшийся на несколько сот метров. волк вжался в землю. Человек прошел мимо, не заметив его, вглядываясь куда-то метрах в десяти впереди. Зверь тихо приподнялся и, низко пригибаясь к земле, быстро и бесшумно побежал прочь от своего логова, от людей, от зла и смерти.</text:p>
      <text:p text:style-name="First_20_line_20_indent">Позади послышался шум. Загон начался, но тот, против кого он был рассчитан, был уже далеко.</text:p>
      <text:p text:style-name="First_20_line_20_indent"/>
      <text:p text:style-name="First_20_line_20_indent">Разочарованные люди медленно брели назад, домой. Хмурые лица выражали у кого злость, у кого просто усталость.</text:p>
      <text:p text:style-name="First_20_line_20_indent">Отец и сын Дулисоны вообще были равнодушны. Про них ходили слухи, будто эта семейка давно уже занималась браконьерством.</text:p>
      <text:p text:style-name="First_20_line_20_indent"/>
      <text:p text:style-name="First_20_line_20_indent">Наступила ночь. Пришло время визита к людям, и волк медленно побежал к дороге. После жаркого дня посвежело, дневные птицы и насекомые уступили место ночным, и их звуки, гулко отдающиеся в ночной тиши, вместе с легким прохладным ветерком наполняли волка бодрой энергией.</text:p>
      <text:p text:style-name="First_20_line_20_indent">Ночной лес разительно отличался от леса дневного. Блеклые плоские тени захватывали все вокруг. Тусклые листья наполнялись сочной темнотой, вся растительность, все овраги и кочки приобретали дополнительные объем и загадочность. Яркие солнечные цвета сменились белесыми, почти мертвенными. Зной менялся на прохладу, шум на тишину. Новые законы вступал в силу.</text:p>
      <text:p text:style-name="First_20_line_20_indent">К запаху леса прибавился еще один, запах железа. Когда волк подобрался ближе к его источнику, он почти подозрительно, если можно так сказать о волке, посмотрел на капкан, еще новый, запах <text:soft-page-break/>которого не смог отбить даже толстый слой жира, трухи и листвы, под которыми тот был скрыт. Аккуратно, чтобы не задеть его, Дикий обошел капкан стороной и двинулся дальше. Еще пять раз по пути попадались ему эти наивные человеческие ловушки.</text:p>
      <text:p text:style-name="First_20_line_20_indent">Ни в одном из домов не было ни следа огня. В сарае возле самого леса, на окраине, сонно прокудахтали куры. волк свернул туда. Обойдя вокруг высокого, сложенного из камней строения, по хорошо утоптанной земле, он не нашел ни единой лазейки, чтобы проникнуть внутрь. снова прокудахтала сонная птица. Подняв морду вверх, Дикий увидел окно. Обо было застеклено, да и размерами не слишком велико, но волк прыгнул.</text:p>
      <text:p text:style-name="First_20_line_20_indent">Звон разбитого стекла, дикий шум, поднятый испуганными курами, не могли не привлечь людей. В доме рядом зажегся свет, <text:s/>минуту спустя на улицу выскочил полуодетый человек с ружьем. Серая тень скользнула от сарая к кустам. Человек вскинул ружье и выстрелили вслед, но в ответ ничего не услышал. Попал он или нет, так и осталось для него загадкой.</text:p>
      <text:p text:style-name="First_20_line_20_indent"/>
      <text:p text:style-name="First_20_line_20_indent">Волк пробирался к логову, когда почувствовал запах свежей земли. Возможно, это был какой-нибудь грызун, но его запах почему-то не ощущался. Пригнув нос почти к самой земле, Дикий медленно передвигался, принюхиваясь на каждом шагу. В одном месте лесной покров был нарушен. Оттуда тянуло прохладной сыростью. В поисках границ этого странного места волк обошел новую ловушку со всех сторон, а затем побрел дальше. Волчья яма тоже не сработала.</text:p>
      <text:p text:style-name="First_20_line_20_indent"/>
      <text:p text:style-name="First_20_line_20_indent">Вся его жизнь, весь ее смысл заключался теперь в борьбе с людьми. Теми, кто погубил его семью. То одна, то другая сторона делала очередной ход. Люди крепко запирали свою живность, но волк находил себе другие жертвы. Это были собаки. В лесу же, в ответ на это появлялись новые ловушки: капканы, волчьи ямы, сети. Но перевеса в чью бы то ни было сторону не было. Волк в ловушки не попадал, но и он не мог уже наносить тот ущерб, что и раньше.</text:p>
      <text:p text:style-name="First_20_line_20_indent"/>
      <text:p text:style-name="First_20_line_20_indent">Снова за ним была погоня. Это был тот же самый человек, что и раньше, тогда, когда волк потерял семью. Бежать было легко, но и преследователь не отставал. Петляя некоторое время между кустами, волк выбежал на тропу и понесся по ней. Спустя несколько мгновений на ту же тропу выскочил и охотник. Он уже начинал задыхаться. Дикий почувствовал это и сбавил темп. Мнимая добыча сама превращалась в охотника. Человек бежал не глядя по сторонам, следя только за зверем. Но вдруг земля ушла у него из-под ног, и он почувствовал, что падает, падает, падает...</text:p>
      <text:p text:style-name="First_20_line_20_indent">Волк стоял на краю глубокой ямы. Последняя черточка мести была подведена. Тело убийцы его семьи лежало внизу, нелепо изогнувшись на тонком, остро заточенном колу.</text:p>
      <text:p text:style-name="First_20_line_20_indent"/>
      <text:p text:style-name="First_20_line_20_indent">Всё в поселке гудело. Смерть одного из Дулисонов обсуждали долго. Все сошлись на том, что это был несчастный случай. Но многие поговаривали негромко, что и здесь не обошлось без волка. Снова пошли разговоры о поимке зверя. Шумела толпа, только молодой Грегори стоял молча в стороне. К вечеру он куда-то уехал.</text:p>
      <text:p text:style-name="First_20_line_20_indent">Через два дня на окраине леса остановился джип. Двое рабочих с трудом выволокли большую закрытую клетку, повернули ее дверцей к лесу и тут же отошли в сторону.</text:p>
      <text:p text:style-name="First_20_line_20_indent"><text:soft-page-break/>Волчья морда показалась из-за дверцы. Хищник долго не выходил, принюхивался, а затем волчица выскочила и, низко пригибаясь, побежала в лес.</text:p>
      <text:p text:style-name="First_20_line_20_indent"/>
      <text:p text:style-name="First_20_line_20_indent">Эту ночь жители поселка спали спокойно. Нигде не лаяла собака, нигде обеспокоенный хозяин не обнаруживал пропажу.</text:p>
      <text:p text:style-name="First_20_line_20_indent"/>
      <text:p text:style-name="First_20_line_20_indent">Однажды из города приехал на охоту какой-то мужчина. Припарковав свой джип у окраины, он ушел в лес и ходил там весь день. Зайдя в местное питейное заведение, он пристроился возле одной компании и начал говорить о своем охотничьем опыте и трофеях. Его слушали, но стоило только ему заикнуться о том, что он выследил волчье логово, как места рядом с ним тут же опустели. Только один из местных подошел и посоветовал уехать таким голосом, что охотник уже через десять минут уехал из поселка прочь.</text:p>
      <text:p text:style-name="First_20_line_20_indent"/>
      <text:p text:style-name="First_20_line_20_indent">В логове копошились четыре волчонка. Мать-волчица настороженно караулила их. Высокая трава раздвинулась, пропустив вперед волка, и тут же снова сомкнулась за его хвостом. <text:s/>Он положил пойманного зайца, обнюхал и облизал волчат.</text:p>
      <text:p text:style-name="First_20_line_20_indent">А над лесом вновь вставало солнце.</text:p>
      <text:p text:style-name="First_20_line_20_indent"/>
      <text:p text:style-name="P2">15.05.72 Сегодня почувствовал недомогание. Болит голова и все вокруг сдвигается в глазах. врач посоветовал лечь в больницу, но я отказался. Мало денег. И мало времени. А голова болит. Выпил чашку кофе: ненадолго полегчало, затем снова. Не могу больше писать, не вижу бумаги...</text:p>
      <text:p text:style-name="First_20_line_20_indent">27.05.72 Боли быстро прошли, но на улице творится что-то странное. Небо кажется красноватым, а облака словно призраки... Ходил сегодня в магазин, там была очаровательная девушка-продавец. Хотел поболтать, но за спиной у нее заметил тень: рога и хвост. Наверное, меня приняли за психа, так как я убежал оттуда со всех ног. Лишь дома отдохнул, хотя все время мешал шорох. Мыши. Странно, раньше их здесь не было. Надо завести кота.</text:p>
      <text:p text:style-name="First_20_line_20_indent">28.05.72 Ночью снилось, будто меня приковали к скале и мучили какие-то твари. Проснувшись, увидел огромную крысу, сидящую на мне. У нее были очень страшные глаза. Увидев меня, она исчезла... Может, я схожу с ума? Сегодня снова вызвал врача, но у него была такая физиономия, что я даже не пустил его в дом. Рожа, как у черта, небольшие рога, клыки так и лезли изо рта и еще пятачок вместо носа. Тьфу! От одного его вида меня так перекрутило, что я тут же побежал в туалет. Теперь я вижу: те, с кем я был раньше знаком, да и совершенно незнакомые мне люди, ВОВСЕ НЕ ЛЮДИ! Эти твари пугают меня. Я чувствую, они только и ждут, чтобы я им попался.</text:p>
      <text:p text:style-name="First_20_line_20_indent">29.05.72 Ага! Они даже перестали скрываться. Теперь стоит лишь выглянуть в окно, чтобы убедиться: я был прав. Я боюсь выходить. Но пока я жив и здоров, я буду записывать все, что знаю о них. Итак, внешне они вылитые черти, как на картинках, только ходят в такой же, как мы одежде. Вместо машин у них твари, похожие на черепах, только гораздо больше и быстрее. Некоторые из них умеют летать. Я сам видел сегодня, как парочка пролетала мимо моих окон. Они заглядывали в квартиру, так что мне пришлось спрятаться. Только сегодня вечером я понял – долго мне не протянуть... Выходить нельзя, а еды у меня <text:s/>только на несколько дней, может даже, дня на два-три...</text:p>
      <text:p text:style-name="First_20_line_20_indent">Я этого не перенесу! Куда подевались другие люди? Что с ним стало?</text:p>
      <text:p text:style-name="First_20_line_20_indent">Ночные кошмары опять не давали мне покоя. Я понял, что ОНИ могут проникать и во сны. Теперь они приснились мне в образе матери, мамы... Я проснулся и пошел было в другую комнату, но... ОНИ БЫЛИ ТАМ! Я запер дверь, так что сразу они не пройдут. Скоро полночь...</text:p>
      <text:p text:style-name="First_20_line_20_indent">31.05.72 Все два дня я искал оружие. Удалось найти автомат. Я не знаю, откуда он. Наверное, кто-то забыл. Еда кончается. По телевизору еще можно увидеть людей, но в реальности я их уже не вижу. За окном ИХ мерзкие голоса горланят какую-то пародию на наши песни. Ничего, я чувствую, что мне не жить.</text:p>
      <text:p text:style-name="First_20_line_20_indent">Я им покажу! Если мне суждено умереть, то я умру не один. Я уничтожу этих тварей, сколько смогу. Завтра, завтра я...</text:p>
      <text:p text:style-name="First_20_line_20_indent">32.05.72 Все! Я пишу эти строки прямо на ходу. Полный магазин, еще один в кармане.</text:p>
      <text:p text:style-name="First_20_line_20_indent">На улице толпа. Все, прощайте! Во имя человека...</text:p>
      <text:p text:style-name="First_20_line_20_indent"/>
      <text:p text:style-name="First_20_line_20_indent">Вполне нормального вида мужчина лет тридцати вдруг выхватил автомат и стал стрелять по группе детей, возвращающихся домой. Полисмен не смог остановить его, он уже лежал на краю мостовой, весь в крови. Криков не было – некому было кричать. Оставив трупы позади, человек с автоматом ворвался в первый же ресторан и сделал то же, что и на улице. Появился отряд полиции. Затеяв перестрелку, мужчина забрался по пожарной лестнице на крышу одного из старых домов.</text:p>
      <text:p text:style-name="First_20_line_20_indent"><text:soft-page-break/>стреляя с крыши, он умудрился перестрелять пол-отряда, когда у него закончились патроны. Тогда он выпрямился во весь рост и крикнул: «Эй, твари! Вы меня не получите! Да здравствуют люди!» И бросился вниз.</text:p>
      <text:p text:style-name="First_20_line_20_indent">Когда к нему, еще живому, подбежали полицейские, он открыл глаза и прохрипел еле слышно: «Люди!» Изо рта у него пошла кровь, и он перестал шевелиться. Одинокий голубь взлетел вверх. А внизу стояли полицейские. Кто смотрел на птицу, кто – с ненавистью на труп, распростершийся на мостовой, и только один молодой парень смущенно глядел в сторону, держа в руках дневник погибшего. Небо потемнело, пошел мелкий дождь. И грянул гром...</text:p>
      <text:p text:style-name="First_20_line_20_indent">Труп уже остыл, когда приехала «скорая» и увезла его. Улица возвращалась к жизни…</text:p>
      <text:p text:style-name="First_20_line_20_indent"/>
      <text:p text:style-name="P2">- А это наша лаборатория. Сейчас здесь идут эксперименты по генетике южноамериканских пауков-странников. Андре, Вы мне нужны, - директриса вывела всю эту яркую толпу репортеров из комнаты, а молодой лаборант лишь вздохнул: ему опять не дали досмотреть футбольный матч. Он включил комнатный электрообогреватель и вышел, зло хлопнув дверью. При этом одна из колб с питательным раствором опрокинулась.</text:p>
      <text:p text:style-name="First_20_line_20_indent"/>
      <text:p text:style-name="First_20_line_20_indent">- Вообще-то наш институт занимается макро- и микрогенетикой, но у нас есть лаборатории, где занимаются и чистой физикой. Если вы хотите узнать больше, просто спросите у них. Честно говоря, я не разбираюсь в том, что они делают. Ну, в этом крыле кабинеты начальства, а там, дальше, спортзал и комнаты отдыха. Если хотите, можно пройти туда, хотя сейчас середина дня и вряд ли мы кого-нибудь застанем.</text:p>
      <text:p text:style-name="First_20_line_20_indent">- Расскажите лучше о Вашей работе, - лаборанту эти журналисты напоминали маленьких детей, которые впервые попали в зоопарк и, широко раскрыв глаза, осматриваются по сторонам. Но чтобы не было осложнений с директрисой, приходилось терпеливо объяснять все этой любопытной людской породе.</text:p>
      <text:p text:style-name="First_20_line_20_indent">- Ну, если коротко, то... Пауки-странники были открыты в Бразилии в конце прошлого века. Их уже много изучали биологи. Меня же заинтересовала возможность изучить их, как они живут, ведь они имеют интересные особенности жизни. В отличие от обычных пауков, странники не задерживаются долго на одном месте, а кочуют. Интересна также и охота. Они подкрадываются к будущей добыче, а затем резко прыгают, бросая при этом сеть и паутины, которую делают перед этим. Поймав добычу, они впрыскивают в нее пищеварительные соки, и жертва, находясь как бы в коконе, который паук подвешивает на дереве, переваривается, а через некоторое время паук ее съедает.</text:p>
      <text:p text:style-name="First_20_line_20_indent">Прозвенело что-то вроде колокольчика, а затем заиграла музыка. Это был сигнал обеда, и все, работники и журналисты, пошли в столовую. А после обеда Андре, он же Андрей Барухин, был вынужден отправиться в срочную командировку, так что, когда рабочий день подошел к концу, он уже летел в Берлин вместе с делегацией, и все они готовили выступление на одной научной конференции.</text:p>
      <text:p text:style-name="First_20_line_20_indent"/>
      <text:p text:style-name="First_20_line_20_indent">Бледно-желтая жидкость добежала до края полки и тонкой струйкой потекла вниз, где попала прямо в заготовленный для исследования препарат. Через некоторое время содержимое пробирки, в которой он находился, начало увеличиваться в объеме. Серая масса потекла через край на стол и стала расползаться. Через два часа вся ее поверхность была покрыта тонкой пленкой, через пять – появились бугорки, которые стали постепенно увеличиваться в размерах. К началу следующего дня они лопнули. Из них вылезали маленькие пауки, которые стали быстро расползаться по все лаборатории. Добираясь до пробирок и банок с различными сыворотками и реактивами, они высасывали их содержимое и росли. Они поедали себе подобных и, достигая размеров чайного блюдца, садились где-нибудь на полу или стене и замирали в неподвижности.</text:p>
      <text:p text:style-name="First_20_line_20_indent">Когда пришел уборщик и, близоруко щурясь, стал пробираться к обогревателю, который так и не был выключен, он почувствовал явный запах помойки. Он хотел уже было включить свет, но наткнулся на что-то мягкое и противное на ощупь. Отпрянув, он поскользнулся и упал. Масса маленьких и больших пауков тут же облепила его, и с пола он больше не поднялся...</text:p>
      <text:p text:style-name="First_20_line_20_indent"/>
      <text:p text:style-name="First_20_line_20_indent"><text:soft-page-break/>- В пятнадцать пятьдесят семь поступило заявление от неизвестного, что на центральной площади он видел сотни две гигантских пауков, размером с терьера каждый. Говорит, что они направлялись в сторону Старого города.</text:p>
      <text:p text:style-name="First_20_line_20_indent">Доклад был выслушан и отложен в сторону. Умалишенных и шутников в полиции не любили. Абсолютно никто не принял сообщение всерьез, и ему было суждено навечно затеряться как ложному где-то в архивах. Через три дня человек с расстегнутым воротником и сбитым в сторону галстуком, задыхаясь, прибежал в седьмой участок и заявил, что у открытой электросети в пятистах метрах отсюда происходит нечто странное. Двое полицейских отправились туда и вернувшись, написали странный доклад об увиденном.</text:p>
      <text:p text:style-name="First_20_line_20_indent">«По прибытии на место происшествия мы обнаружили около двадцати больших существ, размером с теленка. Линия проводов была порвана, <text:s/>обрывки касались этих существ. Под действием электрического тока те быстро темнели, хотя вначале были светло-коричневого цвета. Искры не давали разглядеть существ подробнее, но удалось установить, что по форме они напоминают крабов. Заметив нас, существа скрылись.»</text:p>
      <text:p text:style-name="First_20_line_20_indent">Результатом этого явилось то, что бумага с докладом попала в корзину для мусора, а оба полицейских, откуда их, впрочем, сразу выпустили.</text:p>
      <text:p text:style-name="First_20_line_20_indent"/>
      <text:p text:style-name="First_20_line_20_indent">Пожилая супружеская пара сидела дома и смотрела телевизор. Мистер Лау еще читал журнал, а миссис Лау вязала. Шорох за порогом <text:s/>привлек внимание обоих. И мистер Лау, как глава этого маленького семейства подошел к двери. На вопрос: «Кто там», никто не ответил, и потому мистер Лау принял естественное для джентльмена шестидесяти лет решение – ни в коем случае не пускать того, кто снаружи, а в случае долгого молчания и шебуршания позвонить в полицию. Через минуту шорох стал удаляться, а затем, когда мистер и миссис Лау уютно устроились на диванчике, снова появился. На этот раз он был слышен более отчетливо. Мистер Лау встал, чтобы позвонить в полицию, и тут же раздался грохот. стена напротив хозяев дома треснула, подалась, рассыпавшись как картон, посыпалась штукатурка, полетели на пол книги, любимая погремушка хозяина дома, который с самого раннего детства носил ее с собой и считал талисманом. В клубах пыли появились три большие тени и направились в сторону людей. Миссис Лау закричала, увидев их отливающие металлом, серебристые от мелких трещинок, телами большие челюсти под равнодушными глазами. Но липкая паутина уже опутала супругов с ног до головы, закрываю от пары весь мир. Навсегда...</text:p>
      <text:p text:style-name="First_20_line_20_indent">Молодой человек возвращался домой и, несмотря на то, что был уже темно, свернул в переулок, сокращавший путь на триста метров. У мелкой лавочки, притулившейся сбоку, он остановился и закурил. Свет от зажигалки осветил странные точки на противоположной стороне улицы. Парень сделал шаг вперед, чтобы получше разглядеть, что там такое, но тут же какая-то клейкая нить окутала его с головы до ног. «Тьфу ты! У меня ведь лишь мелочь в кошельке» - подумал он, когда что-то острое, вроде шприца вонзилось ему в бок и впрыснуло жидкость. «Где же моя сигара?» - подумал он, уже не соображая, где он и что делает...</text:p>
      <text:p text:style-name="First_20_line_20_indent"/>
      <text:p text:style-name="First_20_line_20_indent">Придя в институт к двенадцати часам дня, Андрей Барухин не удивился, не найдя никого в коридорах – это было обычное дело. Подойдя к двери своей лаборатории, он неприятно удивился, увидев, что она не заперта. Он подошел и заглянул в комнату. Солнечный зайчик, попав прямо в глаза, заставил его зажмуриться. Он шагнул внутрь. Там царил страшный беспорядок: валялись разбитые колбы и пробирки. На полу виднелись цветные пятна от различных препаратов и какие-то <text:soft-page-break/>кожурки. Их было так много, что они образовывали кучи высотой до голени. У стола валялись тряпки и пара ботинок. Барухин, глядя на то, что было когда-то его аккуратной лабораторией, набрал полную грудь воздуха и зарычал. Как минотавр, он бросился к кабинету директрисы, и только подбежав к нему, заметил странную тишину, царившую в здании. некое подозрение закралось к нему в душу, и он зашел первую попавшуюся комнату, где увидел ту же картину, что и своей лаборатории. И чуть позже он заметил еще одну вещь: во всем институте не было ни души...</text:p>
      <text:p text:style-name="First_20_line_20_indent"/>
      <text:p text:style-name="First_20_line_20_indent">Мужчина лет сорока вышел на улицу и направился к своей машине. Точнее, к тому, что было когда-то его машиной. Перевернутый и раздавленный, весь в царапинах, автомобиль мало напоминал прежний Кадиллак. Не стерпев такого явного надругательства над своими правами, мужчина бросился к телефону-автомату, но вдруг остановился на полпути и дико посмотрел на дорогу. В таком состоянии, как и его автомобиль, находилось еще примерно пятнадцать машин, парковавшихся на улице. И через минуту заспанный полицейский во всю ругался, но сообщение записал в журнал и отправился на место происшествия. Следов хулиганов так и не нашли, и расследование дела вынуждены были отложить. Через полчаса после возвращения, полицейскому снова пришлось идти по вызову. Некая пожилая леди жаловалась, что ее клумбу вытоптали, а все цветы уничтожили. И клумба та на самом деле была опустошена. Закрыв глаза, полисмен пытался представить себе происшедшее. Из тумана фантазии выплыла лужайка с цветами, а затем появились бульдозеры, которые превратились в танки. Они кружили по клумбе, уничтожая растительность. С открытыми глазами он не смог добавить что-либо к картине происшедшего. Комкастая земля с переломанными цветами и забор, опрокинутый, но не разломанный, создавали чудеснейший пейзаж разграбления. По возвращении в участок полицейский, раздосадованный двумя вызовами, сел послушать радио, когда новый звонок вывел его из себя. Кажется, произошло еще что-то подобное предыдущим случаям.</text:p>
      <text:p text:style-name="First_20_line_20_indent">К полудню уже весь город гудел о странных происшествиях. По телефону предлагали различные версии, но ни одна из них не выписывалась в картину происшедшего. Когда в управление пришел какой-то тип, и стал говорить что-то о биологическом эксперименте, то его просто никто не стал слушать. Разъяренные полицейские так накинулись на него, что он даже подумал: психи! Эта мысль пришла ему в голову сразу же, как только он вылетел на улицу.</text:p>
      <text:p text:style-name="First_20_line_20_indent">К трем часам прокатилась волна заявлений об убийствах и исчезновениях людей. Находили их одежду, обувь и вещи. Не было лишь их хозяев...</text:p>
      <text:p text:style-name="First_20_line_20_indent">К шести часам пополудни стали поступать сообщения о гигантских чудовищах, которых видели везде: в западном конце, в Старом городе, в центре. Люди слышали это и недоумевали. Кое-кто связывал события между собой и не понимал, откуда взялись монстры, до других не доходило, какая между происшествиями связь, третьим приходилось все время вдалбливать, что все это не шутки. Но близкое к правде подозрение об истинном состоянии <text:s/>вещей было только у одного. Лишь он один мог все объяснить, рассказать, кто <text:s/>эти чудовища и как их победить. Не знал он только одного: как заставить людей прислушаться к себе.</text:p>
      <text:p text:style-name="First_20_line_20_indent"/>
      <text:p text:style-name="First_20_line_20_indent">Через два дня видеть монстров стало возможным уже повсеместно. Их панцири, все в мелких трещинах и царапинах, не брали ни винтовка, ни пистолет, ни даже автомат. Гранаты отрывали иногда куски от их конечностей, но в целом мало чем вредили этим существам. Подобраться вплотную к ним было невозможно. Газ, губительный для людей, был майским ветерком для чудовищ. В черте города ракеты и бомбы применять не решались: могли погибнуть люди.</text:p>
      <text:p text:style-name="First_20_line_20_indent"><text:soft-page-break/>Оставалось одно. Пятнадцатого августа тысяча девятьсот девяносто четвертого года три миллиона людей покинули город. Теперь лишь шорох при движении чудовищ, бредущих между мусорных баков и забытых автомобилей, и ветер нарушали тишину. С неба посыпались бомбы, но монстры все ползали и ползали, размножаясь каждые пять часов. Казалось, их нельзя уничтожить ничем. А сделать это надо было быстро – они уже начали расползаться по пригороду.</text:p>
      <text:p text:style-name="First_20_line_20_indent"/>
      <text:p text:style-name="First_20_line_20_indent">Президент поднялся из-за стола, помедлил чуть и произнес: «Итак, завтра. Я надеюсь, все будет сделано аккуратно...»</text:p>
      <text:p text:style-name="First_20_line_20_indent">И небольшой самолет, пролетая над покинутым людьми городом, сфотографировал улицы, а затем...</text:p>
      <text:p text:style-name="First_20_line_20_indent"/>
      <text:p text:style-name="First_20_line_20_indent">Взрыв уничтожил весь город. Небоскребы, стоявшие гордыми великанами, подломились снизу и упали. Ветер и ударная волна разрушили все остальное. Вспышка света мгновенно испарила все живое на мили вокруг. И громадное грибовидное облако поднялось к небу на своей тонкой ножке.</text:p>
      <text:p text:style-name="First_20_line_20_indent">- Прекрасное и ужасающее представление... – вот и все, что сказал молодой человек, наблюдающий происходящее по телевизору на мансарде. Он вздохнул и вошел в гостиничный номер, где временно поселился. Там он взял в холодильнике кусочек колбасы и поднес его к ящику, стоящему у дверей. Там что-то заскреблось, и на свет вышло маленькое чудовище, миниатюрная копия тех, что были уничтожены. Человек протянул ему колбасу – пора было кормить Эдвина.</text:p>
      <text:p text:style-name="First_20_line_20_indent"/>
      <text:p text:style-name="P2">Пронзительный телефонный сигнал заставил меня вздрогнуть. С трудом разлепив глаза, я по старой армейской привычке резво соскочил с кровати и бросился к аппарату.</text:p>
      <text:p text:style-name="First_20_line_20_indent">- Да... – глаза снова закрылись. Я с трудом держался на ногах, хотелось послать всех подальше, бухнуться обратно в мягкую кровать и досмотреть сон.</text:p>
      <text:p text:style-name="First_20_line_20_indent">- Алло, Алексей! Привет! Я тебя не разбудил?</text:p>
      <text:p text:style-name="First_20_line_20_indent">Пытаясь представить, который сейчас может быть час, я привычно пробормотал.</text:p>
      <text:p text:style-name="First_20_line_20_indent">- Привет! – по голосу я узнал брата. - Да нет, все нормально...</text:p>
      <text:p text:style-name="First_20_line_20_indent">Так... На улице уже светло... Может, не так уж и рано?</text:p>
      <text:p text:style-name="First_20_line_20_indent">- Сережка не у тебя?</text:p>
      <text:p text:style-name="First_20_line_20_indent">Ну, как вы могли догадаться, меня зовут Алексеем, а Сергей – это мой бестолковый племянник.</text:p>
      <text:p text:style-name="First_20_line_20_indent">- Не-а.</text:p>
      <text:p text:style-name="First_20_line_20_indent">- Ладно, если появится, скажи, чтобы домой зашел обязательно.</text:p>
      <text:p text:style-name="First_20_line_20_indent">- Угу...</text:p>
      <text:p text:style-name="First_20_line_20_indent">Племянник был у меня накануне вечером. Думаю, он не прочь был бы остаться у меня на ночь, не намекни я ему, что мне иногда и поспать хочется. Увы, как обычно, отоспаться не получилось. Черт! Ну почему я не отключил телефон!</text:p>
      <text:p text:style-name="First_20_line_20_indent">В трубке послышались гудки.</text:p>
      <text:p text:style-name="First_20_line_20_indent">Не проморгавшись еще как следует, я механически протянул уку и включил стоящий рядом компьютер.</text:p>
      <text:p text:style-name="First_20_line_20_indent">У кого как, а у меня дома время отмерялось лишь тремя предметами: неработающим будильником (все-таки не вынес он падения со стола), песочными часами, подаренными мне как-то приятелем, и компьютером, который я выключал на ночь. Поэтому включение последнего являлось неизменным утренним ритуалом. Конечно, если я хотел узнать точное время.</text:p>
      <text:p text:style-name="First_20_line_20_indent">Потянувшись и протерев, наконец-то, глаза, я плюхнулся в стоящее перед столом кресло и уставился в монитор. У-у-у! Я поморщился. Еще семи нет... Однажды я проспал, вскочил без двадцати девять и все равно умудрился успеть на работу, благо офис находится недалеко от дома. Так, и что мне прикажете делать оставшееся время? Ага... Завтракать... не хочу. Я вообще редко завтракаю. Стирать... не надо. Уборкой заняться... тоже вроде без надобности... Я вздохнул. Ладно, посижу перед компом. Успею еще себя в порядок привести...</text:p>
      <text:p text:style-name="First_20_line_20_indent"/>
      <text:p text:style-name="First_20_line_20_indent">Как обычно, когда я захожу в Интернет, <text:s/>я проверил почту. М-м, ничего интересного. Жаль... И ни одного личного письма. Жаль вдвойне.</text:p>
      <text:p text:style-name="First_20_line_20_indent">Автоматически включилась ICQ. Никого. Ну, я так не играю! Они что, сговорились, что ли все? Я почувствовал себя маленьким обиженным ребенком. Ладно, посмотрим, что творится на форумах. Ага... Я углубился в чтение. Затем пришел черед сайтов, на которые я заходил регулярно, дабы не проморгать что-нибудь новое и интересное. Увы, такое бывало далеко не всегда. Но, похоже, сегодня мне повезло. Почти не глядя на клавиатуру, я застучал клавишами, набирая необходимые адреса и данные. Несколько быстрых кликов мышкой, и я, расслабившись, откинулся в кресле. Так... пошла закачка. Теперь можно и музыку включить, и телевизор глянуть... Правда, «ящика» у меня нет, но есть <text:soft-page-break/>тюнер, так что мой компьютер представляет для меня комбайн: тут тебе и печатная машинка, и калькулятор, и часы, и телевизор, и магнитофон... Что бы я без него делал?</text:p>
      <text:p text:style-name="First_20_line_20_indent">Ну, развлечения развлечениями, но надо и над собой поработать. Хорошо, когда в доме есть газовая колонка! Не знаю, что бы я делал без горячей воды?</text:p>
      <text:p text:style-name="First_20_line_20_indent">В комнате одна песня сменяет другую, а я в ванной недовольно смотрю на себя в зеркало и пытаюсь привести к тому состоянию, когда я не просто приобрету сходство с человеком, но и буду выглядеть более менее прилично. Когда все закончено, мне остается лишь удивляться: и как мне это удалось?</text:p>
      <text:p text:style-name="First_20_line_20_indent">Одевшись, я отключаюсь от Интернета. Не успел докачать... Ладно, потом... Время еще есть, и оставшиеся минут пятнадцать я просматриваю телеканалы. Впрочем, интересного сегодня мало и я смотрю мультики. Ну, не самый худший способ убить время.</text:p>
      <text:p text:style-name="First_20_line_20_indent">Все! Без десяти девять, пора выходить!</text:p>
      <text:p text:style-name="First_20_line_20_indent"/>
      <text:p text:style-name="First_20_line_20_indent">Щурясь на солнце, я стоял у крыльца и думал: Ну почему, даже когда я выхожу позже, я появляюсь первым? Время – десятый час, а до сих пор никого из сотрудников не видно. Наконец, появляется директор, и я покорно стою, жду еще пару мнут, пока он откроет изнутри дверь.</text:p>
      <text:p text:style-name="First_20_line_20_indent">Так-так, что у нас тут? Все нормально. Впрочем, иначе и быть не могло, ведь уходили вчера все в одно время. Ан нет, в отведенном для обеда месте бардак. Опять старые чайные пакетики, мусор какой-то, кружки и ножи не вымыты... Ну как так можно! Я уже давно добровольно взвалил на себя обязанность по уборке столового безобразия, и потому быстро, пока нет клиентов, пошел мыть посуду.</text:p>
      <text:p text:style-name="First_20_line_20_indent">Когда я вернулся, подошли еще двое наших сотрудников. Быстро поздоровавшись, я подцепил снятый дома винчестер к своему рабочему компьютеру и, готовый ко всяким пакостям, включил его. В последнее время он часто подвисал, причем в самый неподходящий момент, поэтому его переходилось выключать минут на пять, а потом перезапускать. «Сапожник без сапог» - это про нас. Компьютерная фирма, а сами на таком барахле работаем!</text:p>
      <text:p text:style-name="First_20_line_20_indent">Нет, пока вроде все нормально... Ну, теперь можно расслабиться, обсудить последние новости, просмотреть пару страничек в Интернете (ах, связь еще не установлена... ладно, подождем).</text:p>
      <text:p text:style-name="First_20_line_20_indent">День как день... То есть клиенты, то нет... То ты по уши в работе, то страдаешь от скуки, не зная, куда себя деть... Девушки смотрят сайты про моду, у мужчин развлечения более разнообразные. Один слушает музыку. Если я не ошибаюсь, новую песню он прокручивает уже пятый раз подряд... Другой смотрит кино. Ну, работы пока нет, почему бы и не развлечься? Третий как всегда начал разбираться в своей воистину огромной коллекции анимэ. Маньяк! Если б он хоть смотрел все то, что собирает... А я... Ну, я занимаюсь всем понемногу. Чуточку музыки, кусочек литературы, немного программирования...</text:p>
      <text:p text:style-name="First_20_line_20_indent">Опять же, Интернет работает, значит, можно хотя бы по «аське» со знакомыми поговорить. Время подходит к обеду.</text:p>
      <text:p text:style-name="First_20_line_20_indent"/>
      <text:p text:style-name="First_20_line_20_indent">Обед... Это что-то особенное. Иногда еще до его наступления меня просят сбегать в магазин за продуктами. Хм, мальчик на побегушках... Но мне не обидно, ибо у подобных поручений есть как <text:soft-page-break/>минимум пара плюсов: я могу немного прогуляться, а еще это позволяет мне отлынивать от возможной работы на вполне законных основаниях. Что поделать, я ленив.</text:p>
      <text:p text:style-name="First_20_line_20_indent">Как часто случается, стоит закрыться на обеденный перерыв, как тут же начинаются телефонные звонки. И ведь звонят не только случайные клиенты, но и постоянные, которые прекрасно знают, что у нас обед. Впрочем, сегодня никто не разбегался, все остались в офисе, поэтому можно и поработать еще чуть-чуть.</text:p>
      <text:p text:style-name="First_20_line_20_indent"/>
      <text:p text:style-name="First_20_line_20_indent">После обеда на некоторое время снова нападает скука... А затем, толпа клиентов. Подобрать конфигурацию компьютера? Пожалуйста! Привести со склада CD-ROM? Да без проблем! Оформить документы? Ради бога! Все лучше, чем сидеть, сложа руки.</text:p>
      <text:p text:style-name="First_20_line_20_indent">А вечером меня «порадовали»: опять ехать к клиенту на дом, устанавливать компьютер. Почему я не испытываю особого душевного подъема? Потому, что сообщили мне это около шести вечера, то есть перед окончанием рабочего дня. А это значит, что мой свободный вечер сокращается. Кто сказал: «сверхурочные»? Забудьте такое слово!</text:p>
      <text:p text:style-name="First_20_line_20_indent"/>
      <text:p text:style-name="First_20_line_20_indent">К счастью, ехать недалеко. Собственно, если идти напрямик, пересечь наш город можно часа за два. Но от этого, последнего на сегодня, клиента мне добираться до дому минут десять-пятнадцать. Совсем близко!</text:p>
      <text:p text:style-name="First_20_line_20_indent">Прибыли. М-м, как обычно: Пожилая хозяйка квартиры, молодая дочь... И никакого признака мужчины в доме. Женское царство. Понятно, почему меня опять подкалывали на работе. У меня нет подружки, вот они и «сватают» меня всем, кому не лень. Завтра опять будут подкалывать, хотя и без повода. Это знаю я, это знают они, но ритуал соблюдается ревностно.</text:p>
      <text:p text:style-name="First_20_line_20_indent">Стандартная ситуация: есть стол, есть компьютер, правда, пока еще весь запакованный в коробки. Как ставить покупку – неизвестно. Приходится спрашивать. Успокаиваешь хозяев: ничего, что мне приходится что-то придумывать, куда что ставить, переставлять... Системный блок, монитор, клавиатура... подсоединив все, задаю коронный вопрос.</text:p>
      <text:p text:style-name="First_20_line_20_indent">- У Вас модем, а телефонная розетка где?</text:p>
      <text:p text:style-name="First_20_line_20_indent">- ...</text:p>
      <text:p text:style-name="First_20_line_20_indent">Я вздыхаю. 95% случаев – когда люди покупают модем, а розетки под него нет. Куда его подключать – одному богу известно. Ладно хоть, электрические розетки подошли, ни ковыряться в них не пришлось, ни переходник совать. Объясняю, что надо будет сделать в будущем, чтобы можно было в Интернет заходить. Показываю, как включать и выключать компьютер, заканчиваю последние настройки системы... Все! Можно уходить.</text:p>
      <text:p text:style-name="First_20_line_20_indent"><text:s text:c="2"/>Хозяева чай не предлагают, но я не в обиде. Разные люди попадаются. Некоторые лишь поохают, глядя, как ты все собираешь, другие, пока обедом не накормят, не отпустят. Но мне все равно уже пора домой. Я поспешно прощаюсь, и, подхватив свою сумку, с которой почти никогда не расстаюсь, ухожу и, энергично шагая, иду домой.</text:p>
      <text:p text:style-name="First_20_line_20_indent"/>
      <text:p text:style-name="First_20_line_20_indent">Первое, что я делаю, придя домой, проверяю почту. Так, так, так... обновление в программах... О! Письмо!.. Лично!.. Мне!.. Красота! Сразу оживившись, мысленно потирая руки, я читаю его. Ну, ответ не требуется, ну и ладно. Все равно нет настроения писать что-то.</text:p>
      <text:p text:style-name="First_20_line_20_indent"><text:soft-page-break/>Нахмурившись, я задумываюсь: однако, надо бы и поужинать. Продуктов дома почти нет, холодильник выключен за ненадобностью... А-а, не хочу ничего готовить! Чай да батон с изюмом – сегодня посижу на этой диете. Прекрасно осознаю, что это вредно, но... Большего мне пока и не хочется.</text:p>
      <text:p text:style-name="First_20_line_20_indent"/>
      <text:p text:style-name="First_20_line_20_indent">Хм, первый звонок. Интересно, кто это?</text:p>
      <text:p text:style-name="First_20_line_20_indent">- Алло, Леша? Привет! Как у тебя дела?</text:p>
      <text:p text:style-name="First_20_line_20_indent"><text:s/>Это мама. С тех пор, как я стал жить отдельно от нее, наши отношения только улучшились, хотя и до этого были неплохими. Хм. правду говорят: любовь исчисляется километрами. Хотя живем мы в двадцати минутах пешего хода друг от друга, видимся не так уж часто.</text:p>
      <text:p text:style-name="First_20_line_20_indent">- Да все нормально. Ты как?</text:p>
      <text:p text:style-name="First_20_line_20_indent">- Я сегодня в сад ездила...</text:p>
      <text:p text:style-name="First_20_line_20_indent">Я с легкой улыбкой выслушиваю ее эпопею, слегка переживая, когда она описывает, как тащила до автобуса ведра с ягодами. Увы, мой рабочий график таков, что я не могу ей помогать по саду. Тем более, что она в этом году вышла на пенсию, и теперь ездит за город и по рабочим дням.</text:p>
      <text:p text:style-name="First_20_line_20_indent">Знаю, некоторым трудно понять, чем можно заниматься на компьютере. Ну... у меня много занятий. Надо разобрать накопившиеся залежи неразобранных программ и документации, можно поиграть немного, но сегодня у меня еще есть дела, так что ни-ни! Знаю я эти игры: сядешь на десять минут, а проиграешь часов пять. Нет уж, не сегодня! А надо еще посмотреть пару фильмов, что я скопировал у знакомых. И с работы принес пару игровых дисков: возникли какие-то проблемы, и мне надо их проверить. Но игры не по моему вкусу, поэтому я не боюсь ими увлечься.</text:p>
      <text:p text:style-name="First_20_line_20_indent">Снова звонок.</text:p>
      <text:p text:style-name="First_20_line_20_indent">- Алло, Леха? Ты дома?</text:p>
      <text:p text:style-name="First_20_line_20_indent">Идиотский вопрос! Где ж я еще, если звонят на домашний номер!</text:p>
      <text:p text:style-name="First_20_line_20_indent">- Ясно дело, где ж еще?</text:p>
      <text:p text:style-name="First_20_line_20_indent">- У вас сегодня нового ничего не было?</text:p>
      <text:p text:style-name="First_20_line_20_indent">- Фильмов, что ли? Нет.</text:p>
      <text:p text:style-name="First_20_line_20_indent">- А когда будут?</text:p>
      <text:p text:style-name="First_20_line_20_indent">Я пожимаю плечами.</text:p>
      <text:p text:style-name="First_20_line_20_indent">- Понятия не имею. Может, через неделю...</text:p>
      <text:p text:style-name="First_20_line_20_indent">- А, а то мне заняться нечем...</text:p>
      <text:p text:style-name="First_20_line_20_indent">Я еще раз пожимаю плечами.</text:p>
      <text:p text:style-name="First_20_line_20_indent">- Сочувствую.</text:p>
      <text:p text:style-name="First_20_line_20_indent">- Ну, пока!</text:p>
      <text:p text:style-name="First_20_line_20_indent">- Пока!</text:p>
      <text:p text:style-name="First_20_line_20_indent">Я снова возвращаюсь к работе, но не успеваю и пару раз кликнуть мышкой, как снова звонок.</text:p>
      <text:p text:style-name="First_20_line_20_indent"><text:soft-page-break/>- Алло, Леха? Узнал?</text:p>
      <text:p text:style-name="First_20_line_20_indent">Вот уж чего я терпеть не могу! Звонят, и сразу загадки загадывают.</text:p>
      <text:p text:style-name="First_20_line_20_indent">- Ну, предположим... – Кое-какие догадки у меня есть.</text:p>
      <text:p text:style-name="First_20_line_20_indent">- Это Сергей.</text:p>
      <text:p text:style-name="First_20_line_20_indent">Племянник.</text:p>
      <text:p text:style-name="First_20_line_20_indent">- Если что, я переночую у тебя сегодня?</text:p>
      <text:p text:style-name="First_20_line_20_indent">Тяжелый вздох.</text:p>
      <text:p text:style-name="First_20_line_20_indent">- Тебя домой звали.</text:p>
      <text:p text:style-name="First_20_line_20_indent">- А, ну их! Опять, небось, пили!</text:p>
      <text:p text:style-name="First_20_line_20_indent">Такое бывало, и не раз.</text:p>
      <text:p text:style-name="First_20_line_20_indent">- Ну, хоть позвони им!</text:p>
      <text:p text:style-name="First_20_line_20_indent">- А если что, переночую?</text:p>
      <text:p text:style-name="First_20_line_20_indent">- Ладно! – Мне хочется побыть одному, но не заставлять же родственника шляться всю ночь неизвестно где.</text:p>
      <text:p text:style-name="First_20_line_20_indent">- В общем, если что, я приду...</text:p>
      <text:p text:style-name="First_20_line_20_indent">- Угу.</text:p>
      <text:p text:style-name="First_20_line_20_indent">Гудки.</text:p>
      <text:p text:style-name="First_20_line_20_indent"/>
      <text:p text:style-name="First_20_line_20_indent">Странно. Сегодня никто не клянчил у меня денег взаймы (как правило, эти мои знакомые все равно долги не возвращают, поэтому я больше не даю), не просился помыться, даже просто позвонить, и то не заходил. И это неплохо!</text:p>
      <text:p text:style-name="First_20_line_20_indent">Я изредка смотрю в правый нижний угол экрана, где находятся часы. До полуночи, когда начнет действовать ночной тариф, когда Интернет в два раза дешевле, еще есть время. Да и сразу после двенадцати все равно не дозвониться...</text:p>
      <text:p text:style-name="First_20_line_20_indent">Потирая уставшие глаза, я иду в ванную. Уф! Как хорошо, просто полежать в теплой воде, расслабившись, когда ничто не отвлекает...</text:p>
      <text:p text:style-name="First_20_line_20_indent">Время около часа ночи. Теперь можно и во всемирную паутину залезть. Почта, «аська», загрузка недокачанных утром файлов... Просмотр форума... другого...</text:p>
      <text:p text:style-name="First_20_line_20_indent">Знакомых в сети сейчас немного. Перекинувшись парой фраз с одним, поболтав с другим и ограничившись приветствием с третьим, я ощущаю, что, в общем-то, в сети мне сегодня делать нечего, и я, наскоро попрощавшись, отключаюсь от Интернета.</text:p>
      <text:p text:style-name="First_20_line_20_indent">Бросив последний взгляд на часы, я выключаю компьютер.</text:p>
      <text:p text:style-name="First_20_line_20_indent"/>
      <text:p text:style-name="First_20_line_20_indent">Спать пока не хочется, и я беру книжку. Читаю сидя в кровати. Бывали времена, когда я читал запоем, но сейчас у меня не так часто попадаются под рукой интересные книги, хотя бывает, что и в <text:soft-page-break/>них погружаешься с головой. Нынешняя из таких. Когда я заканчиваю чтение, я понятия не имею, который час. Еще темно, и ладно. Так что я выключаю настольную лампу и ложусь спать.</text:p>
      <text:p text:style-name="First_20_line_20_indent">Сон приходит не сразу, но я не переживаю. Когда нервничаешь из-за того, что не можешь заснуть, становится лишь хуже. И скоро я засыпаю…</text:p>
      <text:p text:style-name="First_20_line_20_indent"/>
      <text:p text:style-name="P2">Летнее утро начиналось быстро. Темнота сменилась неожиданно рассеянным туманным светом. Было так влажно, что роса превращала всю траву на лужайке в сверкающий ковер. Его-то и проклинал сейчас больше всего на свете журналист газеты «Нью Таймс» Эд Ньюмен. Когда он пробирался через лужок, то позади него оставалась темная дорожка из травы, лишившейся своего сверкающего наряда, который неприятно оседал на пиджаке и брюках человека. Он шел к... ну, не все ли равно, куда он шел? Главное заключается в том, что яма, оказавшаяся как раз там, куда он опустил свою ногу в коричневом лакированном ботинке, оказалась полна жидкой грязи цвета... Не будем говорить, какого, ведь неизвестно, кто будет читать эту историю.</text:p>
      <text:p text:style-name="First_20_line_20_indent">Ботинок, как подбитый аэроплан, булькнул на прощание и исчез под толстым слоем грязи, похоронившим его на вечные времена. Упомянув одну особу, журналист встал на колени и принялся вылавливать ботинок (человеком он был небогатым). Некий предмет, нащупанный им в яме, походил немного на ботинок, но вытащенный наверх, сразу же приобрел некое своеобразие. Протирание его травой ничего не принесло, поэтому Ньюмену ничего не оставалось, как надеть его на ногу грязным. То ли из-за грязной обуви, то ли еще почему, но мужчине, который оказался там, где ему быть не полагалось, показалось, что каблук от ботинка так и не увидел свет.</text:p>
      <text:p text:style-name="First_20_line_20_indent">К этому времени солнце уже вышло из-за деревьев и разогнало туман, высушив и траву, и одежду журналиста так, что та даже задымилась. Когда он вышел на старую проселочную дорогу, то к оставшимся темным пятнам добавились еще и бледно-серые, которые преображали костюм в шкуру леопарда, вставшего на задние лапы, разве что без хвоста.</text:p>
      <text:p text:style-name="First_20_line_20_indent">Усевшись на обочине, он с решительностью покойника стал ждать, когда мимо проедет хоть какой-нибудь транспорт, чтобы можно было добраться до жилья, привести себя в тот вид, которые некоторые даже называют «а ля Бельмондо». Вполне возможно, что журналист мог сидеть так до самой смерти, но выяснить это не удалось, так как уже через полчаса он заметил приближающийся к нему в облаке пыли автомобиль.</text:p>
      <text:p text:style-name="First_20_line_20_indent">Присмотревшись получше, Эд Ньюмен сделал про себя одно замечание: это был не автомобиль, а лошадь, запряженная в телегу. Восседавший на телеге фермер олицетворял собой статую Свободы и Наполеона в одном лице. Вместо шпаги и факела он сжимал в руках вожжи, а кепка на голове заменяла венец. Лошадь его, не чета городским, тяжеловоз, который и сам весил не меньше тонны, громко пыхтел, как паровоз конца девятнадцатого столетия и выбивал ногами чечетку, поднимая огромные клубы пыли, которые тянулись за телегой на десятки метров. Все было бы как в старых фильмах, если бы не одна особенность: фермер был в черном фраке с гвоздикой в кармане, где вообще-то полагалось находиться платку.</text:p>
      <text:p text:style-name="First_20_line_20_indent">Элегантно остановив свой экипаж около журналиста, этот странный человек стряхнул с себя попавшую пылинку так, как будто он на три ступеньки выше всего этого. С торжественным видом скинув у ног половичок, он ступил на него и, плавным отработанным жестом пригласил Ньюмена сесть в этот странный экипаж. После немой сцены удивления приглашение было принято, и телега покатила дальше.</text:p>
      <text:p text:style-name="First_20_line_20_indent">Купив билет на поезд, который на пять минут останавливался на станции, Эд Ньюмен решил почиститься. потревоженный кран выразил свое недовольство громким бурчанием и брызгами грязной воды. А затем, несмотря на многочисленные попытки заставить его заработать, заглох. Насовсем. С помощью щетки, возраст которой определялся весьма приблизительно, Эду удалось привести в порядок свой костюм. Теперь описание его фигуры было бы забавным. Волосы на голове были аккуратно причесаны, но этим они еще больше оттеняли грязное, зверского вида лицо. Пиджак и брюки создавали впечатление, что это музейный экспонат конца прошлого века, ну а про обувь <text:soft-page-break/>рассказ особый. Оба ботинка имели форму двух парусников, сошедшихся в смертельном бою и затонувших где-то в болотах Сахары.</text:p>
      <text:p text:style-name="First_20_line_20_indent">Поезд, как и лошадь-тяжеловоз, непрерывно фыркая, не спеша подвалил наконец к платформе. Двери чавкнули и впустили журналиста внутрь. Клацнув за его спиной, они легонько задребезжали и вытолкнули Ньюмена в вагон. Поезд с громким иканием тронулся и взял разгон. Березового цвета полисмен на платформе совсем одеревенел, отдавая честь, и стоял так до тех пор, пока поезд совсем не скрылся из виду. Тогда двое рабочих подхватили его под руки и потащили на склад, где хранились и другие, такие же как он статуи.</text:p>
      <text:p text:style-name="First_20_line_20_indent">А поезд исправно довез всех своих пассажиров до города, и там уже людская толпа подхватила почти ничем не примечательную личность – Эда Ньюмена. Ему удалось каким-то чудом достать такси, и когда он приехал домой, то наконец-то позволил себе окончательно расслабиться. Лишь подойдя к лифту, он снова выругался – на его дверцах висела табличка, что лифт не работает. <text:s/>Однако, стукнув со злости по двери, он с удивлением услышал шум мотора. В растворившиеся перед ним двери он вошел с опаской, но машина спокойно довезла его до самой квартиры и затем замерла.</text:p>
      <text:p text:style-name="First_20_line_20_indent">Издавая хищные, но усталые звуки, Ньюмен бросил пиджак и ботинки прямо у дверей, а сам бросился в ванную. Через полчаса, чистый и отдохнувший, он пообедал и окончательно пришел в благодушное настроение. Пиджак он вычистил сам и, как ни странно, привел его в сносное состояние, но вот ботинки вызвали трудности. Отлепив около килограмма грязи с одного ботинка, он до блеска начистил его, а второй... Вместо второго ботинка под слоем грязи оказалась какая-то восточная туфля. Носок у нее сужался и загибался вверх, снаружи она была кожаная, а внутри лежала прокладка из прочного на вид и мягкого на ощупь материала.</text:p>
      <text:p text:style-name="First_20_line_20_indent">Рассмеявшись каким-то жалким смешком, журналист поставил туфлю на столик у кровати, а ботинок, который только что вымыл, выбросил в мусоропровод. Затем, ему ничего не оставалось делать, как достать новую пару ботинок, что он и поспешил сделать, и отправиться на работу. Сложив в кейс бумаги, он немного подумал и положил сбоку туфлю, решив, что раз она ему попалась, пусть будет сувениром. Ведь выкинуть ее никогда не поздно.</text:p>
      <text:p text:style-name="First_20_line_20_indent">Мерный шум большого города врывался в уши, но был привычным и даже приятным для тех, кто жил здесь с детства. Шорох и гудки машин казались чем-то обыденно необходимым в жизни горожанина. Вечерние огни рекламы как всегда поражали яркостью и масштабом. И если ко всему этому добавлялись вспышки и грохот выстрелов, то мелодия города становилась еще более милой сердцу, так что чувственные люди даже плакали от умиления, когда это происходило.</text:p>
      <text:p text:style-name="First_20_line_20_indent">Добравшись, наконец-то, до редакции, Ньюмен облегченно вздохнул и вошел в вестибюль. Стоя вместе с посетителем у дверей лифта, он почувствовал, что голова его начинает болеть. Но как только он отвернулся чуть в сторону, боль пропала. В тот же самый момент лампа над его головой лопнула, и град осколков обрушился на посетителя и то место, где только что стоял журналист. Сбежались люди, и раненого в голову несчастливца увезли в больницу. Все случилось так быстро, что пострадавший даже не успел упасть.</text:p>
      <text:p text:style-name="First_20_line_20_indent">Редактор был в хорошем настроении и, приняв далеко не полные заметки Ньюмена, лишь дружески похлопал его по плечу.</text:p>
      <text:p text:style-name="First_20_line_20_indent">- Ну, ну! Эд, ты молодчина... У меня есть одно дело для тебя... Я закурю?.. Знаешь бар на Мэйсон-стрит?</text:p>
      <text:p text:style-name="First_20_line_20_indent">- !!!</text:p>
      <text:p text:style-name="First_20_line_20_indent"><text:soft-page-break/>- Ясно, ясно... Так вот, пойдешь туда и напишешь, что там делается.</text:p>
      <text:p text:style-name="First_20_line_20_indent">С начальством, как правило, спорить бесполезно, и Ньюмену ничего не оставалось, как ехать в этот бар, хотя чувство, что здесь какой-то подвох, не пропадало. И когда вывеска бара оказалась в пределах прямой видимости, то, что было написано на ней, было очень неприятно. «Ночной мотылек». Название бара, словно специально взятое из гангстерских фильмов, оказало на журналиста то же воздействие, что и кипящий жир на рыбу, только-только выловленную из реки.</text:p>
      <text:p text:style-name="First_20_line_20_indent">Перед дверью он замедлил шаги, но затем что-то заставило его быстро юркнуть в дверь. Сзади послышался звон разбитой бутылки. Он обернулся и увидел, что подозрительного вида тип стукнул бутылкой себе по колену, хотя удар явно предназначался вошедшему. Но сейчас он, держась за ушибленную ногу и легонько постанывая, прохромал в сторону и сел за один из немногих свободных столиков.</text:p>
      <text:p text:style-name="First_20_line_20_indent">Подойдя к стойке, Ньюмен подозвал бармена и заказал себе стакан с содовой. Несколько человек, обернувшись, посмотрели на него, но ничего не сказали. Ньюмен взял стакан и пошел к ближнему столику, но вдруг ни с того ни с сего поскользнулся на совершенно гладком и скользком полу. Тут же у него над головой раздался выстрел. Журналист притворился мертвым. Трое крепких мужиков подошли к нему и перевернули. Стараясь дышать так, чтобы не выдать своего настоящего состояния, журналист следил за тем, как они обыскивают его и отнимают деньги, и одновременно делал снимки своим фотоаппаратом, спрятанным в запонке. У одного выпал нож и упал точно возле свободной руки Ньюмена, хотя журналист готов был поклясться, что тот должен был упасть в другом месте. Те трое отошли, ничего не заметив. Подошел еще один и потащил журналиста к черному ходу. Прихватит нож, тот все еще притворялся мертвым, но когда его выкинули в мусорный бак, чуть было не выругался вслух. Когда все ушли, он вылез и, подобрав свой кейс, который те, из бара, выкинул, видимо не найдя в нем ничего ценного, в костюме в цветных пятнах неизвестного происхождения и со странным запахом, отправился домой, подумав, что дважды изваляться в... за один день – это уже слишком.</text:p>
      <text:p text:style-name="First_20_line_20_indent">На следующее утро редактор (его все называли шефом) похвалил работу. Сам Ньюмен получил за снимки кучу денег, хотя и не знал, что в них такого. Снимки оказались сенсационными, но журналист, хоть убей, не мог понять, почему, а спросить было неловко. В этот день у него все ладилось до необычного легко. Но ночью снились кошмары.</text:p>
      <text:p text:style-name="First_20_line_20_indent">С тех пор, как он нашел туфлю, Ньюмен стал на удивление везучим. Днем ему улыбалась фортуна, а ночью ухмылялись кошмары. Он подозревал причину всего этого, но его положение улучшалось с каждым днем настолько, что бросить все это даже мысли не было. Во всяком случае, пока светило солнце.</text:p>
      <text:p text:style-name="First_20_line_20_indent">Близкий уже к сумасшествию, окруженный «друзьями» и поклонниками, он решился. Вечером, когда он остался один, Ньюмен достал туфлю. Кончик ее приобрел багровый оттенок, а пятка совсем побледнела, и на ней обозначилась складка, похожая на зловещую ухмылку. Закричав, журналист схватил купленный недавно пистолет, и выстрелил прямо в нее... Ему показалось, что он прострелил туфлю насквозь, но пуля, сплющившись о нее, отскочила в сторону, не принеся той никакого вреда. Волна жара обдала журналиста. Он выскочил на улицу, где его почти сразу же остановил человек в бежевом пальто.</text:p>
      <text:p text:style-name="First_20_line_20_indent">- Мистер Джонс? – полуутвердительно спросил он и выстрелил из спрятанного в кармане пистолета.</text:p>
      <text:p text:style-name="First_20_line_20_indent">«Какая ошибка, - подумал, падая, Ньюмен. – Кака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text-properties style:font-name="Arial Unicode MS" fo:font-family="'Arial Unicode MS'" style:font-style-name="Обычный" style:font-family-generic="swiss" style:font-pitch="variable" fo:font-size="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20:55:09.358000000</meta:creation-date>
    <dc:date>2019-05-31T21:00:08.037000000</dc:date>
    <meta:editing-duration>PT4M59S</meta:editing-duration>
    <meta:editing-cycles>1</meta:editing-cycles>
    <meta:document-statistic meta:table-count="0" meta:image-count="0" meta:object-count="0" meta:page-count="21" meta:paragraph-count="205" meta:word-count="8822" meta:character-count="56134" meta:non-whitespace-character-count="47476"/>
    <meta:generator>LibreOffice/6.2.4.2$Windows_X86_64 LibreOffice_project/2412653d852ce75f65fbfa83fb7e7b669a126d64</meta:generator>
  </office:meta>
</office:document-meta>
</file>